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roman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Image_20_Caption">
      <style:paragraph-properties fo:margin-left="0cm" fo:margin-right="0cm" fo:line-height="150%" fo:text-indent="0cm" style:auto-text-indent="false"/>
      <style:text-properties style:font-name="Liberation Serif"/>
    </style:style>
    <style:style style:name="P2" style:family="paragraph" style:parent-style-name="Standard">
      <style:paragraph-properties fo:margin-left="0cm" fo:margin-right="0cm" fo:line-height="150%" fo:text-align="center" style:justify-single-word="false" fo:text-indent="0cm" style:auto-text-indent="false"/>
    </style:style>
    <style:style style:name="P3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font-weight="bold" style:font-weight-asian="bold" style:font-size-complex="14pt"/>
    </style:style>
    <style:style style:name="P4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font-weight="bold" style:font-weight-asian="bold"/>
    </style:style>
    <style:style style:name="P5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font-size="16pt" fo:font-weight="bold" style:font-size-asian="16pt" style:font-weight-asian="bold" style:font-weight-complex="bold"/>
    </style:style>
    <style:style style:name="P6" style:family="paragraph" style:parent-style-name="Standard">
      <loext:graphic-properties draw:fill="none"/>
      <style:paragraph-properties fo:margin-left="0cm" fo:margin-right="0cm" fo:line-height="150%" fo:text-align="justify" style:justify-single-word="false" fo:hyphenation-ladder-count="no-limit" fo:text-indent="0cm" style:auto-text-indent="false" fo:background-color="transparent"/>
      <style:text-properties fo:font-size="14pt" officeooo:rsid="0014ded2" officeooo:paragraph-rsid="0014ded2" style:font-size-complex="14pt" fo:hyphenate="true" fo:hyphenation-remain-char-count="2" fo:hyphenation-push-char-count="2" loext:hyphenation-no-caps="false"/>
    </style:style>
    <style:style style:name="P7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hyphenation-ladder-count="no-limit" fo:text-indent="0cm" style:auto-text-indent="false" style:page-number="auto" fo:break-before="page" fo:background-color="transparent"/>
      <style:text-properties fo:font-size="14pt" officeooo:rsid="0014ded2" officeooo:paragraph-rsid="0014ded2" style:font-size-complex="14pt" fo:hyphenate="true" fo:hyphenation-remain-char-count="2" fo:hyphenation-push-char-count="2" loext:hyphenation-no-caps="false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text-align="center" style:justify-single-word="false"/>
      <style:text-properties fo:language="en" fo:country="US" style:font-size-complex="14pt"/>
    </style:style>
    <style:style style:name="P10" style:family="paragraph" style:parent-style-name="Standard">
      <style:paragraph-properties fo:margin-left="0cm" fo:margin-right="0cm" fo:line-height="150%" fo:text-indent="1.251cm" style:auto-text-indent="false"/>
    </style:style>
    <style:style style:name="P11" style:family="paragraph" style:parent-style-name="Standard">
      <style:paragraph-properties fo:margin-left="0cm" fo:margin-right="0cm" fo:line-height="150%" fo:text-align="end" style:justify-single-word="false" fo:text-indent="1.251cm" style:auto-text-indent="false"/>
    </style:style>
    <style:style style:name="P12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</style:style>
    <style:style style:name="P13" style:family="paragraph" style:parent-style-name="Standard">
      <style:paragraph-properties fo:margin-left="0cm" fo:margin-right="0cm" fo:line-height="150%" fo:text-align="end" style:justify-single-word="false" fo:text-indent="1.251cm" style:auto-text-indent="false"/>
      <style:text-properties style:text-underline-style="solid" style:text-underline-width="auto" style:text-underline-color="font-color"/>
    </style:style>
    <style:style style:name="P14" style:family="paragraph" style:parent-style-name="Standard">
      <style:paragraph-properties fo:margin-left="0cm" fo:margin-right="0cm" fo:line-height="150%" fo:text-align="end" style:justify-single-word="false" fo:text-indent="1.251cm" style:auto-text-indent="false"/>
      <style:text-properties style:text-underline-style="solid" style:text-underline-width="auto" style:text-underline-color="font-color" officeooo:rsid="0010ed82" officeooo:paragraph-rsid="0010ed82"/>
    </style:style>
    <style:style style:name="P15" style:family="paragraph" style:parent-style-name="Standard">
      <style:paragraph-properties fo:margin-left="0cm" fo:margin-right="0cm" fo:line-height="150%" fo:text-align="end" style:justify-single-word="false" fo:text-indent="1.251cm" style:auto-text-indent="false"/>
      <style:text-properties officeooo:rsid="0010ed82" officeooo:paragraph-rsid="0010ed82"/>
    </style:style>
    <style:style style:name="P16" style:family="paragraph" style:parent-style-name="Standard">
      <style:paragraph-properties fo:margin-left="0cm" fo:margin-right="0cm" fo:line-height="150%" fo:text-align="end" style:justify-single-word="false" fo:text-indent="1.251cm" style:auto-text-indent="false"/>
      <style:text-properties style:text-underline-style="none" officeooo:rsid="0010ed82" officeooo:paragraph-rsid="0010ed82"/>
    </style:style>
    <style:style style:name="P17" style:family="paragraph" style:parent-style-name="Standard">
      <style:paragraph-properties fo:margin-left="0.635cm" fo:margin-right="0cm" fo:line-height="150%" fo:text-align="center" style:justify-single-word="false" fo:text-indent="0cm" style:auto-text-indent="false"/>
      <style:text-properties fo:font-weight="bold" officeooo:paragraph-rsid="0010ed82" style:font-weight-asian="bold" style:font-size-complex="14pt" style:font-weight-complex="bold"/>
    </style:style>
    <style:style style:name="P18" style:family="paragraph" style:parent-style-name="Standard">
      <loext:graphic-properties draw:fill="none"/>
      <style:paragraph-properties fo:margin-left="1.251cm" fo:margin-right="0cm" fo:line-height="150%" fo:text-align="justify" style:justify-single-word="false" fo:hyphenation-ladder-count="no-limit" fo:text-indent="0cm" style:auto-text-indent="false" fo:background-color="transparent"/>
      <style:text-properties fo:font-size="14pt" fo:language="en" fo:country="US" officeooo:rsid="0014ded2" officeooo:paragraph-rsid="0014ded2" style:font-size-complex="14pt" fo:hyphenate="true" fo:hyphenation-remain-char-count="2" fo:hyphenation-push-char-count="2" loext:hyphenation-no-caps="false"/>
    </style:style>
    <style:style style:name="P19" style:family="paragraph" style:parent-style-name="Standard">
      <loext:graphic-properties draw:fill="none"/>
      <style:paragraph-properties fo:margin-left="0cm" fo:margin-right="0cm" fo:line-height="150%" fo:text-align="justify" style:justify-single-word="false" fo:hyphenation-ladder-count="no-limit" fo:text-indent="0cm" style:auto-text-indent="false" fo:background-color="transparent"/>
      <style:text-properties fo:font-size="14pt" fo:language="en" fo:country="US" officeooo:rsid="0014ded2" officeooo:paragraph-rsid="0014ded2" style:font-size-complex="14pt" fo:hyphenate="true" fo:hyphenation-remain-char-count="2" fo:hyphenation-push-char-count="2" loext:hyphenation-no-caps="false"/>
    </style:style>
    <style:style style:name="P20" style:family="paragraph" style:parent-style-name="Standard">
      <loext:graphic-properties draw:fill="none"/>
      <style:paragraph-properties fo:margin-left="0cm" fo:margin-right="0cm" fo:line-height="150%" fo:text-align="center" style:justify-single-word="false" fo:hyphenation-ladder-count="no-limit" fo:text-indent="0cm" style:auto-text-indent="false" fo:background-color="transparent"/>
      <style:text-properties fo:font-size="14pt" fo:language="en" fo:country="US" officeooo:rsid="0014ded2" officeooo:paragraph-rsid="0014ded2" style:font-size-complex="14pt" fo:hyphenate="true" fo:hyphenation-remain-char-count="2" fo:hyphenation-push-char-count="2" loext:hyphenation-no-caps="false"/>
    </style:style>
    <style:style style:name="P21" style:family="paragraph" style:parent-style-name="Standard">
      <loext:graphic-properties draw:fill="none"/>
      <style:paragraph-properties fo:margin-left="0cm" fo:margin-right="0cm" fo:line-height="150%" fo:text-align="start" style:justify-single-word="false" fo:hyphenation-ladder-count="no-limit" fo:text-indent="0cm" style:auto-text-indent="false" fo:background-color="transparent"/>
      <style:text-properties fo:font-size="14pt" officeooo:rsid="0014ded2" officeooo:paragraph-rsid="0014ded2" style:font-size-complex="14pt" fo:hyphenate="true" fo:hyphenation-remain-char-count="2" fo:hyphenation-push-char-count="2" loext:hyphenation-no-caps="false"/>
    </style:style>
    <style:style style:name="P22" style:family="paragraph" style:parent-style-name="Standard">
      <loext:graphic-properties draw:fill="none"/>
      <style:paragraph-properties fo:margin-left="0cm" fo:margin-right="0cm" fo:line-height="150%" fo:text-align="start" style:justify-single-word="false" fo:hyphenation-ladder-count="no-limit" fo:text-indent="0cm" style:auto-text-indent="false" fo:background-color="transparent"/>
      <style:text-properties officeooo:paragraph-rsid="0016773b" fo:hyphenate="true" fo:hyphenation-remain-char-count="2" fo:hyphenation-push-char-count="2" loext:hyphenation-no-caps="false"/>
    </style:style>
    <style:style style:name="P23" style:family="paragraph" style:parent-style-name="Standard">
      <loext:graphic-properties draw:fill="none"/>
      <style:paragraph-properties fo:margin-left="0cm" fo:margin-right="0cm" fo:line-height="150%" fo:text-align="start" style:justify-single-word="false" fo:hyphenation-ladder-count="no-limit" fo:text-indent="0cm" style:auto-text-indent="false" fo:background-color="transparent"/>
      <style:text-properties officeooo:paragraph-rsid="0016e485" fo:hyphenate="true" fo:hyphenation-remain-char-count="2" fo:hyphenation-push-char-count="2" loext:hyphenation-no-caps="false"/>
    </style:style>
    <style:style style:name="P24" style:family="paragraph" style:parent-style-name="Standard">
      <loext:graphic-properties draw:fill="none"/>
      <style:paragraph-properties fo:margin-left="0cm" fo:margin-right="0cm" fo:line-height="150%" fo:text-align="start" style:justify-single-word="false" fo:hyphenation-ladder-count="no-limit" fo:text-indent="0cm" style:auto-text-indent="false" fo:background-color="transparent"/>
      <style:text-properties fo:font-size="8pt" fo:language="en" fo:country="US" officeooo:rsid="0014ded2" officeooo:paragraph-rsid="0016e485" style:font-size-asian="8pt" style:font-size-complex="8pt" fo:hyphenate="true" fo:hyphenation-remain-char-count="2" fo:hyphenation-push-char-count="2" loext:hyphenation-no-caps="false"/>
    </style:style>
    <style:style style:name="P25" style:family="paragraph">
      <loext:graphic-properties draw:fill-color="#ffffff"/>
      <style:paragraph-properties style:writing-mode="lr-tb"/>
    </style:style>
    <style:style style:name="T1" style:family="text">
      <style:text-properties style:font-size-complex="14pt"/>
    </style:style>
    <style:style style:name="T2" style:family="text">
      <style:text-properties fo:language="en" fo:country="US"/>
    </style:style>
    <style:style style:name="T3" style:family="text">
      <style:text-properties fo:language="en" fo:country="US" style:font-size-complex="14pt"/>
    </style:style>
    <style:style style:name="T4" style:family="text">
      <style:text-properties fo:language="en" fo:country="US" fo:font-weight="bold" style:font-weight-asian="bold" style:font-weight-complex="bold"/>
    </style:style>
    <style:style style:name="T5" style:family="text">
      <style:text-properties officeooo:rsid="0010ed82"/>
    </style:style>
    <style:style style:name="T6" style:family="text">
      <style:text-properties fo:color="#cc7832" style:font-name="JetBrains Mono" fo:font-size="8pt" fo:language="en" fo:country="US" fo:font-style="normal" fo:font-weight="normal" officeooo:rsid="0014ded2" style:font-size-asian="8pt" style:font-style-asian="normal" style:font-weight-asian="normal" style:font-size-complex="8pt"/>
    </style:style>
    <style:style style:name="T7" style:family="text">
      <style:text-properties fo:color="#cc7832" style:font-name="JetBrains Mono" fo:font-size="16pt" fo:font-style="normal" fo:font-weight="normal" style:font-size-asian="16pt" style:font-style-asian="normal" style:font-weight-asian="normal"/>
    </style:style>
    <style:style style:name="T8" style:family="text">
      <style:text-properties fo:color="#cc7832" style:font-name="JetBrains Mono" fo:font-style="normal" fo:font-weight="normal" style:font-style-asian="normal" style:font-weight-asian="normal"/>
    </style:style>
    <style:style style:name="T9" style:family="text">
      <style:text-properties fo:color="#cc7832" style:font-name="Liberation Serif" fo:font-size="8pt" fo:language="en" fo:country="US" fo:font-style="normal" fo:font-weight="normal" style:font-size-asian="8pt" style:font-style-asian="normal" style:font-weight-asian="normal" style:font-size-complex="8pt"/>
    </style:style>
    <style:style style:name="T10" style:family="text">
      <style:text-properties fo:color="#cc7832" style:font-name="Liberation Serif" fo:font-size="8pt" fo:font-style="normal" fo:font-weight="normal" style:font-size-asian="8pt" style:font-style-asian="normal" style:font-weight-asian="normal" style:font-size-complex="8pt"/>
    </style:style>
    <style:style style:name="T11" style:family="text">
      <style:text-properties fo:color="#a9b7c6" style:font-name="JetBrains Mono" fo:font-size="16pt" fo:font-style="normal" fo:font-weight="normal" style:font-size-asian="16pt" style:font-style-asian="normal" style:font-weight-asian="normal"/>
    </style:style>
    <style:style style:name="T12" style:family="text">
      <style:text-properties fo:color="#a9b7c6" style:font-name="JetBrains Mono" fo:font-style="normal" fo:font-weight="normal" style:font-style-asian="normal" style:font-weight-asian="normal"/>
    </style:style>
    <style:style style:name="T13" style:family="text">
      <style:text-properties fo:color="#a9b7c6" style:font-name="Liberation Serif" fo:font-size="8pt" fo:font-style="normal" fo:font-weight="normal" style:font-size-asian="8pt" style:font-style-asian="normal" style:font-weight-asian="normal" style:font-size-complex="8pt"/>
    </style:style>
    <style:style style:name="T14" style:family="text">
      <style:text-properties fo:color="#6897bb" style:font-name="JetBrains Mono" fo:font-size="16pt" fo:font-style="normal" fo:font-weight="normal" style:font-size-asian="16pt" style:font-style-asian="normal" style:font-weight-asian="normal"/>
    </style:style>
    <style:style style:name="T15" style:family="text">
      <style:text-properties fo:color="#6897bb" style:font-name="JetBrains Mono" fo:font-style="normal" fo:font-weight="normal" style:font-style-asian="normal" style:font-weight-asian="normal"/>
    </style:style>
    <style:style style:name="T16" style:family="text">
      <style:text-properties fo:color="#6897bb" style:font-name="Liberation Serif" fo:font-size="8pt" fo:font-style="normal" fo:font-weight="normal" style:font-size-asian="8pt" style:font-style-asian="normal" style:font-weight-asian="normal" style:font-size-complex="8pt"/>
    </style:style>
    <style:style style:name="T17" style:family="text">
      <style:text-properties fo:font-size="8pt" fo:language="en" fo:country="US" officeooo:rsid="0014ded2" style:font-size-asian="8pt" style:font-size-complex="8pt"/>
    </style:style>
    <style:style style:name="T18" style:family="text">
      <style:text-properties style:font-name="Liberation Serif" fo:font-size="8pt" style:font-size-asian="8pt" style:font-size-complex="8pt"/>
    </style:style>
    <style:style style:name="T19" style:family="text">
      <style:text-properties officeooo:rsid="0016773b"/>
    </style:style>
    <style:style style:name="T20" style:family="text">
      <style:text-properties fo:color="#808080" style:font-name="JetBrains Mono" fo:font-size="16pt" fo:font-style="normal" fo:font-weight="normal" style:font-size-asian="16pt" style:font-style-asian="normal" style:font-weight-asian="normal"/>
    </style:style>
    <style:style style:name="T21" style:family="text">
      <style:text-properties fo:color="#808080" style:font-name="JetBrains Mono" fo:font-style="normal" fo:font-weight="normal" style:font-style-asian="normal" style:font-weight-asian="normal"/>
    </style:style>
    <style:style style:name="T22" style:family="text">
      <style:text-properties fo:color="#9876aa" style:font-name="JetBrains Mono" fo:font-size="16pt" fo:font-style="normal" fo:font-weight="normal" style:font-size-asian="16pt" style:font-style-asian="normal" style:font-weight-asian="normal"/>
    </style:style>
    <style:style style:name="T23" style:family="text">
      <style:text-properties fo:color="#9876aa" style:font-name="JetBrains Mono" fo:font-style="normal" fo:font-weight="normal" style:font-style-asian="normal" style:font-weight-asian="normal"/>
    </style:style>
    <style:style style:name="T24" style:family="text">
      <style:text-properties fo:color="#6a8759" style:font-name="JetBrains Mono" fo:font-size="16pt" fo:font-style="normal" fo:font-weight="normal" style:font-size-asian="16pt" style:font-style-asian="normal" style:font-weight-asian="normal"/>
    </style:style>
    <style:style style:name="T25" style:family="text">
      <style:text-properties fo:color="#6a8759" style:font-name="JetBrains Mono" fo:font-size="16pt" fo:font-style="normal" fo:font-weight="normal" fo:background-color="#364135" loext:char-shading-value="0" style:font-size-asian="16pt" style:font-style-asian="normal" style:font-weight-asian="normal"/>
    </style:style>
    <style:style style:name="T26" style:family="text">
      <style:text-properties fo:color="#6a8759" style:font-name="JetBrains Mono" fo:font-style="normal" fo:font-weight="normal" style:font-style-asian="normal" style:font-weight-asian="normal"/>
    </style:style>
    <style:style style:name="T27" style:family="text">
      <style:text-properties fo:color="#6a8759" style:font-name="JetBrains Mono" fo:font-style="normal" fo:font-weight="normal" fo:background-color="#364135" loext:char-shading-value="0" style:font-style-asian="normal" style:font-weight-asian="normal"/>
    </style:style>
    <style:style style:name="T28" style:family="text">
      <style:text-properties fo:color="#ffc66d" style:font-name="JetBrains Mono" fo:font-size="16pt" fo:font-style="normal" fo:font-weight="normal" style:font-size-asian="16pt" style:font-style-asian="normal" style:font-weight-asian="normal"/>
    </style:style>
    <style:style style:name="T29" style:family="text">
      <style:text-properties fo:color="#ffc66d" style:font-name="JetBrains Mono" fo:font-style="normal" fo:font-weight="normal" style:font-style-asian="normal" style:font-weight-asian="normal"/>
    </style:style>
    <style:style style:name="T30" style:family="text">
      <style:text-properties fo:font-size="14pt" fo:language="en" fo:country="US" fo:font-weight="bold" officeooo:rsid="0014ded2" style:font-weight-asian="bold" style:font-size-complex="14pt" style:font-weight-complex="bold"/>
    </style:style>
    <style:style style:name="T31" style:family="text">
      <style:text-properties fo:font-size="14pt" fo:language="en" fo:country="US" officeooo:rsid="0014ded2" style:font-size-complex="14pt"/>
    </style:style>
    <style:style style:name="T32" style:family="text">
      <style:text-properties fo:font-size="14pt" fo:language="en" fo:country="US" officeooo:rsid="0016773b" style:font-size-complex="14pt"/>
    </style:style>
    <style:style style:name="gr1" style:family="graphic">
      <style:graphic-properties draw:stroke="none" svg:stroke-width="0.026cm" svg:stroke-color="#3465a4" draw:fill-color="#ffffff" fo:min-height="0cm" fo:min-width="0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custom-shape text:anchor-type="char" draw:z-index="0" draw:name="Group 51" draw:style-name="gr1" draw:text-style-name="P25" svg:width="6.017cm" svg:height="0.953cm" svg:x="0.635cm" svg:y="0.302cm"><text:p/><draw:enhanced-geometry draw:type="non-primitive" draw:enhanced-path="M 0 0 L -2147483645 0 -2147483645 -2147483646 0 -2147483646 N"/></draw:custom-shape><draw:custom-shape text:anchor-type="char" draw:z-index="1" draw:name="Group 37" draw:style-name="gr1" draw:text-style-name="P25" svg:width="6.017cm" svg:height="0.953cm" svg:x="0.635cm" svg:y="-0.857cm"><text:p/><draw:enhanced-geometry draw:type="non-primitive" draw:enhanced-path="M 0 0 L -2147483645 0 -2147483645 -2147483646 0 -2147483646 N"/></draw:custom-shape><draw:custom-shape text:anchor-type="char" draw:z-index="2" draw:name="Group 37" draw:style-name="gr1" draw:text-style-name="P25" svg:width="7.563cm" svg:height="0.56cm" svg:x="7.408cm" svg:y="-0.303cm"><text:p/><draw:enhanced-geometry draw:type="non-primitive" draw:enhanced-path="M 0 0 L -2147483645 0 -2147483645 -2147483646 0 -2147483646 N"/></draw:custom-shape><draw:custom-shape text:anchor-type="char" draw:z-index="3" draw:name="Group 37" draw:style-name="gr1" draw:text-style-name="P25" svg:width="8.758cm" svg:height="0.613cm" svg:x="7.117cm" svg:y="-0.855cm"><text:p/><draw:enhanced-geometry draw:type="non-primitive" draw:enhanced-path="M 0 0 L -2147483645 0 -2147483645 -2147483646 0 -2147483646 N"/></draw:custom-shape>Міністерство освіти і науки України</text:p>
      <text:p text:style-name="P3">Національний технічний університет України «Київський політехнічний інститут імені Ігоря Сікорського"</text:p>
      <text:p text:style-name="P3">Факультет інформатики та обчислювальної техніки</text:p>
      <text:p text:style-name="P3"/>
      <text:p text:style-name="P3">Кафедра інформатики та програмної інженерії</text:p>
      <text:p text:style-name="P2"/>
      <text:p text:style-name="P2"/>
      <text:p text:style-name="P2"/>
      <text:p text:style-name="P1"/>
      <text:p text:style-name="P5">Звіт</text:p>
      <text:p text:style-name="P2"/>
      <text:p text:style-name="P2">з лабораторної роботи <text:s/>№ <text:span text:style-name="T19">3</text:span> з дисципліни </text:p>
      <text:p text:style-name="P2">«<text:span text:style-name="T5">Бази даних</text:span>»</text:p>
      <text:p text:style-name="P4"/>
      <text:p text:style-name="P17">“Побудова простих запитів”</text:p>
      <text:p text:style-name="P10"/>
      <text:p text:style-name="P13"/>
      <text:p text:style-name="P13"/>
      <text:p text:style-name="P11"/>
      <text:p text:style-name="P13"/>
      <text:p text:style-name="P13"/>
      <text:p text:style-name="P16">Виконав студент: </text:p>
      <text:p text:style-name="P16">ІТ-01 Колесник Роман</text:p>
      <text:p text:style-name="P14"/>
      <text:p text:style-name="P14"/>
      <text:p text:style-name="P15">Перевірила:</text:p>
      <text:p text:style-name="P15">Марченко О. І.</text:p>
      <text:p text:style-name="P12"/>
      <text:p text:style-name="P12"/>
      <text:p text:style-name="P12"/>
      <text:p text:style-name="P12"/>
      <text:p text:style-name="P8"><text:span text:style-name="T1">Київ 202</text:span><text:span text:style-name="T3">1</text:span></text:p>
      <text:p text:style-name="P9"/>
      <text:p text:style-name="P7"><text:span text:style-name="T4">Мета</text:span><text:span text:style-name="T2">: </text:span></text:p>
      <text:p text:style-name="P18"> Вивчити оператор, котрий використовується в реляційних СУБД, для</text:p>
      <text:p text:style-name="P18">вибірки даних з таблиць</text:p>
      <text:p text:style-name="P18"> Вивчити команди SQL для створення запитів з використанням підзапитів</text:p>
      <text:p text:style-name="P18">та з’єднань</text:p>
      <text:p text:style-name="P19"/>
      <text:p text:style-name="P6"><text:span text:style-name="T2">11) </text:span><text:span text:style-name="T4">Програмне забезпечення військової частини.</text:span><text:span text:style-name="T2"> Військові частини</text:span></text:p>
      <text:p text:style-name="P19">округу розквартировані по різних місцях дислокації, причому в одному</text:p>
      <text:p text:style-name="P19">місці можуть розташовуватися кілька частин. Кожна військова частина</text:p>
      <text:p text:style-name="P19">складається з рот, роти з взводів, взводи з відділень, в свою чергу</text:p>
      <text:p text:style-name="P19">військові частини об'єднуються в дивізії, корпуси або бригади, а ті в армії.</text:p>
      <text:p text:style-name="P19">Військовий округ представлений офіцерським складом (генерали,</text:p>
      <text:p text:style-name="P19">полковники, підполковники, майори, капітани, лейтенанти) і рядовим і</text:p>
      <text:p text:style-name="P19">сержантським складом (старшини, сержанти, прапорщики, рядові). Кожна</text:p>
      <text:p text:style-name="P19">з перерахованих категорій військовослужбовців може</text:p>
      <text:p text:style-name="P19">матихарактеристики, властиві тільки цій категорії: для генералів це може бути</text:p>
      <text:p text:style-name="P19">дата закінчення академії, дата присвоєння генеральського звання і т.д.</text:p>
      <text:p text:style-name="P19">Кожне з підрозділів має командира, причому військовослужбовці</text:p>
      <text:p text:style-name="P19">офіцерського складу можуть командувати будь-яким з перерахованих</text:p>
      <text:p text:style-name="P19">вище підрозділів, а військовослужбовці рядового і сержантського складу</text:p>
      <text:p text:style-name="P19">тільки взводом і відділенням. Всі військовослужбовці мають одну або</text:p>
      <text:p text:style-name="P19">кілька військових спеціальностей. Кожна військова частина має бойову і</text:p>
      <text:p text:style-name="P19">транспортну техніку: БМП, тягачі, автотранспорт тощо. і озброєння:</text:p>
      <text:p text:style-name="P19">карабіни, автоматична зброя, артилерія, ракетне озброєння тощо. Кожна з</text:p>
      <text:p text:style-name="P19">перерахованих категорій бойової техніки і озброєння також має</text:p>
      <text:p text:style-name="P19">специфічні, притаманні лише їй атрибути і по кожній категорії може бути</text:p>
      <text:p text:style-name="P19">кілька видів техніки і озброєння. Треба мати можливість отримувати</text:p>
      <text:p text:style-name="P19">інформацію про всі частини військового округу, дані про офіцерський,</text:p>
      <text:p text:style-name="P19">рядовий та сержантський склад, отримувати місця дислокації, дані про</text:p>
      <text:p text:style-name="P19">наявне озброєння тощо.</text:p>
      <text:p text:style-name="P19"><text:soft-page-break/></text:p>
      <text:p text:style-name="P6"><text:span text:style-name="T4">Вихідний</text:span><text:span text:style-name="T2"> </text:span><text:span text:style-name="T4">код</text:span><text:span text:style-name="T2">:</text:span></text:p>
      <text:p text:style-name="P24"><text:span text:style-name="T21"># 1. озброєння, маса якого 20-120 кг</text:span><text:line-break/><text:span text:style-name="T8">select </text:span><text:span text:style-name="T23">name</text:span><text:span text:style-name="T8">, </text:span><text:span text:style-name="T23">weight</text:span><text:span text:style-name="T8">, </text:span><text:span text:style-name="T23">damage</text:span><text:line-break/><text:span text:style-name="T8">from </text:span><text:span text:style-name="T12">armament</text:span><text:line-break/><text:span text:style-name="T8">where </text:span><text:span text:style-name="T23">weight </text:span><text:span text:style-name="T8">between </text:span><text:span text:style-name="T15">20 </text:span><text:span text:style-name="T8">and </text:span><text:span text:style-name="T15">120</text:span><text:span text:style-name="T8">;</text:span><text:line-break/><text:line-break/><text:line-break/><text:span text:style-name="T21"># 2. озброєння, шкода якого конкретно 1 або 300, відсортоване за шкодою</text:span><text:line-break/><text:span text:style-name="T8">select </text:span><text:span text:style-name="T23">name</text:span><text:span text:style-name="T8">, </text:span><text:span text:style-name="T23">weight</text:span><text:span text:style-name="T8">, </text:span><text:span text:style-name="T23">damage</text:span><text:line-break/><text:span text:style-name="T8">from </text:span><text:span text:style-name="T12">armament</text:span><text:line-break/><text:span text:style-name="T8">where </text:span><text:span text:style-name="T23">damage </text:span><text:span text:style-name="T8">in </text:span><text:span text:style-name="T12">(</text:span><text:span text:style-name="T15">1</text:span><text:span text:style-name="T8">, </text:span><text:span text:style-name="T15">300</text:span><text:span text:style-name="T12">)</text:span><text:line-break/><text:span text:style-name="T8">order by </text:span><text:span text:style-name="T23">damage</text:span><text:span text:style-name="T8">;</text:span><text:line-break/><text:line-break/><text:line-break/><text:span text:style-name="T21"># 3. озброєння, ім'я якого починається на "k"</text:span><text:line-break/><text:span text:style-name="T8">select </text:span><text:span text:style-name="T23">name</text:span><text:span text:style-name="T8">, </text:span><text:span text:style-name="T23">weight</text:span><text:span text:style-name="T8">, </text:span><text:span text:style-name="T23">damage</text:span><text:line-break/><text:span text:style-name="T8">from </text:span><text:span text:style-name="T12">armament</text:span><text:line-break/><text:span text:style-name="T8">where </text:span><text:span text:style-name="T23">name </text:span><text:span text:style-name="T8">like </text:span><text:span text:style-name="T26">'k%'</text:span><text:span text:style-name="T8">;</text:span><text:line-break/><text:line-break/><text:line-break/><text:span text:style-name="T21"># 4. озброєння, ім'я якого містить цифру та шкоду != null</text:span><text:line-break/><text:span text:style-name="T8">select </text:span><text:span text:style-name="T23">name</text:span><text:span text:style-name="T8">, </text:span><text:span text:style-name="T23">weight</text:span><text:span text:style-name="T8">, </text:span><text:span text:style-name="T23">damage</text:span><text:line-break/><text:span text:style-name="T8">from </text:span><text:span text:style-name="T12">armament</text:span><text:line-break/><text:span text:style-name="T8">where </text:span><text:span text:style-name="T23">name </text:span><text:span text:style-name="T8">regexp </text:span><text:span text:style-name="T26">'</text:span><text:span text:style-name="T27">[1-9]</text:span><text:span text:style-name="T26">'</text:span><text:line-break/><text:span text:style-name="T26"> <text:s/></text:span><text:span text:style-name="T8">and </text:span><text:span text:style-name="T23">damage </text:span><text:span text:style-name="T8">is not null;</text:span><text:line-break/><text:line-break/><text:line-break/><text:span text:style-name="T21"># 5. озброєння, у якого вагово-шкодний коефіцієнт більше за 0.05 з лімітом 3</text:span><text:line-break/><text:span text:style-name="T8">select </text:span><text:span text:style-name="T23">name</text:span><text:span text:style-name="T8">, </text:span><text:span text:style-name="T23">damage</text:span><text:span text:style-name="T8">, </text:span><text:span text:style-name="T23">weight</text:span><text:span text:style-name="T8">, </text:span><text:span text:style-name="T23">weight </text:span><text:span text:style-name="T12">/ armament.</text:span><text:span text:style-name="T23">damage </text:span><text:span text:style-name="T8">as </text:span><text:span text:style-name="T12">koef</text:span><text:line-break/><text:span text:style-name="T8">from </text:span><text:span text:style-name="T12">armament</text:span><text:line-break/><text:span text:style-name="T8">where </text:span><text:span text:style-name="T23">weight </text:span><text:span text:style-name="T12">/ armament.</text:span><text:span text:style-name="T23">damage </text:span><text:span text:style-name="T12">&gt; </text:span><text:span text:style-name="T15">.05</text:span><text:line-break/><text:span text:style-name="T8">limit </text:span><text:span text:style-name="T15">3</text:span><text:span text:style-name="T8">;</text:span><text:line-break/><text:line-break/><text:line-break/><text:span text:style-name="T21"># 6. середня шкода озброєння з масою понад 10 кг</text:span><text:line-break/><text:span text:style-name="T8">select </text:span><text:span text:style-name="T29">AVG</text:span><text:span text:style-name="T12">(</text:span><text:span text:style-name="T23">damage</text:span><text:span text:style-name="T12">) </text:span><text:span text:style-name="T8">as </text:span><text:span text:style-name="T12">averageArmyDamage</text:span><text:line-break/><text:span text:style-name="T8">from </text:span><text:span text:style-name="T12">armament</text:span><text:line-break/><text:span text:style-name="T8">where </text:span><text:span text:style-name="T23">weight </text:span><text:span text:style-name="T12">&gt; </text:span><text:span text:style-name="T15">10</text:span><text:span text:style-name="T8">;</text:span><text:line-break/><text:line-break/><text:line-break/><text:span text:style-name="T21"># 7. загальна кількість відділень</text:span><text:line-break/><text:span text:style-name="T8">select </text:span><text:span text:style-name="T29">count</text:span><text:span text:style-name="T12">(</text:span><text:span text:style-name="T29">*</text:span><text:span text:style-name="T12">)</text:span><text:line-break/><text:span text:style-name="T8">from </text:span><text:span text:style-name="T12">department</text:span><text:span text:style-name="T8">;</text:span><text:line-break/><text:line-break/><text:line-break/><text:span text:style-name="T21"># 8. максимальна швдкість, що її розвиває військова техніка</text:span><text:line-break/><text:span text:style-name="T8">select </text:span><text:span text:style-name="T29">MAX</text:span><text:span text:style-name="T12">(</text:span><text:span text:style-name="T23">speed</text:span><text:span text:style-name="T12">)</text:span><text:line-break/><text:span text:style-name="T8">from </text:span><text:span text:style-name="T12">militaryEquipment</text:span><text:span text:style-name="T8">;</text:span><text:line-break/><text:line-break/><text:line-break/><text:soft-page-break/><text:span text:style-name="T21"># 9. унікальні лідери у роті</text:span><text:line-break/><text:span text:style-name="T8">select distinct </text:span><text:span text:style-name="T23">commanderID</text:span><text:line-break/><text:span text:style-name="T8">from </text:span><text:span text:style-name="T12">squadron</text:span><text:span text:style-name="T8">;</text:span><text:line-break/><text:line-break/><text:line-break/><text:span text:style-name="T21"># 10. армії, відсортовані у спадному порядку їх численності, окрім найбільшої</text:span><text:line-break/><text:span text:style-name="T8">select </text:span><text:span text:style-name="T23">armyName</text:span><text:span text:style-name="T8">, </text:span><text:span text:style-name="T23">maxQuantity</text:span><text:line-break/><text:span text:style-name="T8">from </text:span><text:span text:style-name="T12">army</text:span><text:line-break/><text:span text:style-name="T8">order by </text:span><text:span text:style-name="T23">maxQuantity </text:span><text:span text:style-name="T8">desc</text:span><text:line-break/><text:span text:style-name="T8">limit </text:span><text:span text:style-name="T15">1</text:span><text:span text:style-name="T8">, </text:span><text:span text:style-name="T15">2</text:span><text:span text:style-name="T8">;</text:span><text:line-break/><text:line-break/><text:span text:style-name="T21"># 11. командири, старші 45 років і взаємовиключно вага понад 80 кг</text:span><text:line-break/><text:span text:style-name="T8">select </text:span><text:span text:style-name="T23">surname</text:span><text:span text:style-name="T8">, </text:span><text:span text:style-name="T23">age</text:span><text:span text:style-name="T8">, </text:span><text:span text:style-name="T23">weight</text:span><text:span text:style-name="T8">, </text:span><text:span text:style-name="T23">birthday</text:span><text:line-break/><text:span text:style-name="T8">from </text:span><text:span text:style-name="T12">commander</text:span><text:line-break/><text:span text:style-name="T8">where </text:span><text:span text:style-name="T23">age </text:span><text:span text:style-name="T12">&gt; </text:span><text:span text:style-name="T15">45 </text:span><text:span text:style-name="T8">xor </text:span><text:span text:style-name="T23">weight </text:span><text:span text:style-name="T12">&gt; </text:span><text:span text:style-name="T15">80</text:span><text:span text:style-name="T8">;</text:span><text:line-break/><text:line-break/><text:line-break/><text:span text:style-name="T21"># 12. військова бронетехника класу bt</text:span><text:line-break/><text:span text:style-name="T8">select </text:span><text:span text:style-name="T23">EquipmentName</text:span><text:span text:style-name="T8">, </text:span><text:span text:style-name="T23">speed</text:span><text:line-break/><text:span text:style-name="T8">from </text:span><text:span text:style-name="T12">militaryEquipment</text:span><text:line-break/><text:span text:style-name="T8">where </text:span><text:span text:style-name="T23">EquipmentName </text:span><text:span text:style-name="T8">like </text:span><text:span text:style-name="T26">'bt%'</text:span><text:span text:style-name="T8">;</text:span><text:line-break/><text:line-break/><text:line-break/><text:span text:style-name="T21"># 13. щонайбільш рання дивізія</text:span><text:line-break/><text:span text:style-name="T8">select </text:span><text:span text:style-name="T29">MIN</text:span><text:span text:style-name="T12">(</text:span><text:span text:style-name="T23">dateForming</text:span><text:span text:style-name="T12">) </text:span><text:span text:style-name="T8">as </text:span><text:span text:style-name="T12">DateForming</text:span><text:line-break/><text:span text:style-name="T8">from </text:span><text:span text:style-name="T12">division</text:span><text:span text:style-name="T8">;</text:span><text:line-break/><text:line-break/><text:line-break/><text:span text:style-name="T21"># 14. військові округи з максимальною кількістю солдатів понад 2500 та датою формування після 18 вересня 2016</text:span><text:line-break/><text:span text:style-name="T8">select </text:span><text:span text:style-name="T23">maxQuantity</text:span><text:span text:style-name="T8">, </text:span><text:span text:style-name="T23">dateForming</text:span><text:line-break/><text:span text:style-name="T8">from </text:span><text:span text:style-name="T12">district</text:span><text:line-break/><text:span text:style-name="T8">where </text:span><text:span text:style-name="T23">maxQuantity </text:span><text:span text:style-name="T12">&gt; </text:span><text:span text:style-name="T15">2500</text:span><text:line-break/><text:span text:style-name="T15"> <text:s/></text:span><text:span text:style-name="T8">and </text:span><text:span text:style-name="T23">dateForming </text:span><text:span text:style-name="T12">&gt; </text:span><text:span text:style-name="T26">'2016-09-18'</text:span><text:span text:style-name="T8">;</text:span><text:line-break/><text:line-break/><text:line-break/><text:span text:style-name="T21"># 15. взводи, що засновані до підписання наказу певної дати</text:span><text:line-break/><text:span text:style-name="T8">select </text:span><text:span text:style-name="T23">id</text:span><text:span text:style-name="T8">, </text:span><text:span text:style-name="T23">dateForming</text:span><text:line-break/><text:span text:style-name="T8">from </text:span><text:span text:style-name="T12">platoon</text:span><text:line-break/><text:span text:style-name="T8">where </text:span><text:span text:style-name="T23">dateForming </text:span><text:span text:style-name="T12">&lt; </text:span><text:span text:style-name="T26">'2010-10-10'</text:span><text:span text:style-name="T8">;</text:span><text:line-break/><text:line-break/><text:span text:style-name="T21"># 16. кількість взводів, згрупованих по максимальність кількості солдатів, їх кількість в групі понад 3</text:span><text:line-break/><text:span text:style-name="T8">select </text:span><text:span text:style-name="T23">maxQuantity</text:span><text:span text:style-name="T8">, </text:span><text:span text:style-name="T29">count</text:span><text:span text:style-name="T12">(</text:span><text:span text:style-name="T29">*</text:span><text:span text:style-name="T12">) </text:span><text:span text:style-name="T8">as count</text:span><text:line-break/><text:span text:style-name="T8">from </text:span><text:span text:style-name="T12">platoon</text:span><text:line-break/><text:span text:style-name="T8">group by </text:span><text:span text:style-name="T23">maxQuantity</text:span><text:line-break/><text:span text:style-name="T8">having count </text:span><text:span text:style-name="T12">&gt; </text:span><text:span text:style-name="T15">3</text:span><text:span text:style-name="T8">;</text:span><text:line-break/><text:line-break/><text:line-break/><text:span text:style-name="T21"># 17. створює нове відділення з командиром, прізвище якого 'vorobiy'</text:span><text:line-break/><text:span text:style-name="T8">insert into </text:span><text:span text:style-name="T12">department (</text:span><text:span text:style-name="T23">maxQuantity</text:span><text:span text:style-name="T8">, </text:span><text:span text:style-name="T23">commanderID</text:span><text:span text:style-name="T8">, </text:span><text:span text:style-name="T23">dateForming</text:span><text:span text:style-name="T12">)</text:span><text:line-break/><text:span text:style-name="T8">values </text:span><text:span text:style-name="T12">(</text:span><text:span text:style-name="T15">19</text:span><text:span text:style-name="T8">,</text:span><text:line-break/><text:span text:style-name="T8"> <text:s text:c="7"/></text:span><text:span text:style-name="T12">(</text:span><text:span text:style-name="T8">select </text:span><text:span text:style-name="T23">id </text:span><text:span text:style-name="T8">from </text:span><text:span text:style-name="T12">commander </text:span><text:span text:style-name="T8">where </text:span><text:span text:style-name="T23">surname </text:span><text:span text:style-name="T12">= </text:span><text:span text:style-name="T26">'vorobiy'</text:span><text:span text:style-name="T12">)</text:span><text:span text:style-name="T8">,</text:span><text:line-break/><text:soft-page-break/><text:span text:style-name="T8"> <text:s text:c="7"/></text:span><text:span text:style-name="T26">'2021-12-12'</text:span><text:span text:style-name="T12">)</text:span><text:span text:style-name="T8">;</text:span><text:line-break/><text:line-break/><text:line-break/><text:span text:style-name="T21"># 18. бронетехника зі швидкістю, більшою за середню</text:span><text:line-break/><text:span text:style-name="T8">select </text:span><text:span text:style-name="T29">*</text:span><text:line-break/><text:span text:style-name="T8">from </text:span><text:span text:style-name="T12">militaryEquipment</text:span><text:line-break/><text:span text:style-name="T8">where </text:span><text:span text:style-name="T23">speed </text:span><text:span text:style-name="T12">&gt;= (</text:span><text:span text:style-name="T8">select </text:span><text:span text:style-name="T29">AVG</text:span><text:span text:style-name="T12">(</text:span><text:span text:style-name="T23">speed</text:span><text:span text:style-name="T12">) </text:span><text:span text:style-name="T8">from </text:span><text:span text:style-name="T12">militaryEquipment)</text:span><text:span text:style-name="T8">;</text:span><text:line-break/><text:line-break/><text:line-break/><text:span text:style-name="T21"># 19. наймолодший командир</text:span><text:line-break/><text:span text:style-name="T8">select </text:span><text:span text:style-name="T29">*</text:span><text:line-break/><text:span text:style-name="T8">from </text:span><text:span text:style-name="T12">commander</text:span><text:line-break/><text:span text:style-name="T8">where </text:span><text:span text:style-name="T23">birthday </text:span><text:span text:style-name="T12">= (</text:span><text:span text:style-name="T8">select </text:span><text:span text:style-name="T29">MIN</text:span><text:span text:style-name="T12">(</text:span><text:span text:style-name="T23">birthday</text:span><text:span text:style-name="T12">) </text:span><text:span text:style-name="T8">from </text:span><text:span text:style-name="T12">commander)</text:span><text:span text:style-name="T8">;</text:span><text:line-break/><text:line-break/><text:line-break/><text:span text:style-name="T21"># 20. відділення з прізвищами їх командира</text:span><text:line-break/><text:span text:style-name="T8">select </text:span><text:span text:style-name="T23">dateForming</text:span><text:span text:style-name="T8">,</text:span><text:line-break/><text:span text:style-name="T8"> <text:s text:c="6"/></text:span><text:span text:style-name="T12">(</text:span><text:span text:style-name="T8">select </text:span><text:span text:style-name="T23">surname</text:span><text:line-break/><text:span text:style-name="T23"> <text:s text:c="7"/></text:span><text:span text:style-name="T8">from </text:span><text:span text:style-name="T12">commander</text:span><text:line-break/><text:span text:style-name="T12"> <text:s text:c="7"/></text:span><text:span text:style-name="T8">where </text:span><text:span text:style-name="T12">department.</text:span><text:span text:style-name="T23">commanderID </text:span><text:span text:style-name="T12">= commander.</text:span><text:span text:style-name="T23">id</text:span><text:span text:style-name="T12">) </text:span><text:span text:style-name="T8">as </text:span><text:span text:style-name="T12">commanderSurname</text:span><text:line-break/><text:span text:style-name="T8">from </text:span><text:span text:style-name="T12">department</text:span><text:span text:style-name="T8">;</text:span><text:line-break/><text:line-break/><text:line-break/><text:span text:style-name="T21"># 21. уся бронетехніка збройних сил</text:span><text:line-break/><text:span text:style-name="T8">select </text:span><text:span text:style-name="T12">(</text:span><text:span text:style-name="T8">select </text:span><text:span text:style-name="T23">name</text:span><text:line-break/><text:span text:style-name="T23"> <text:s text:c="7"/></text:span><text:span text:style-name="T8">from </text:span><text:span text:style-name="T12">armament</text:span><text:line-break/><text:span text:style-name="T12"> <text:s text:c="7"/></text:span><text:span text:style-name="T8">where </text:span><text:span text:style-name="T12">armament.</text:span><text:span text:style-name="T23">id </text:span><text:span text:style-name="T12">= armament_part.</text:span><text:span text:style-name="T23">armamentID</text:span><text:line-break/><text:span text:style-name="T23"> <text:s text:c="6"/></text:span><text:span text:style-name="T12">) </text:span><text:span text:style-name="T8">as </text:span><text:span text:style-name="T12">armamentName</text:span><text:span text:style-name="T8">,</text:span><text:line-break/><text:span text:style-name="T8"> <text:s text:c="6"/></text:span><text:span text:style-name="T29">count</text:span><text:span text:style-name="T12">(</text:span><text:span text:style-name="T29">*</text:span><text:span text:style-name="T12">) </text:span><text:span text:style-name="T8">as count</text:span><text:line-break/><text:span text:style-name="T8">from </text:span><text:span text:style-name="T12">armament_part</text:span><text:line-break/><text:span text:style-name="T8">group by </text:span><text:span text:style-name="T12">armamentName</text:span><text:line-break/><text:span text:style-name="T8">order by count desc;</text:span><text:line-break/><text:line-break/><text:line-break/><text:span text:style-name="T21"># 22. усе озброєння частини за заданим шифром</text:span><text:line-break/><text:span text:style-name="T8">select </text:span><text:span text:style-name="T12">(</text:span><text:span text:style-name="T8">select </text:span><text:span text:style-name="T23">name</text:span><text:line-break/><text:span text:style-name="T23"> <text:s text:c="7"/></text:span><text:span text:style-name="T8">from </text:span><text:span text:style-name="T12">armament</text:span><text:line-break/><text:span text:style-name="T12"> <text:s text:c="7"/></text:span><text:span text:style-name="T8">where </text:span><text:span text:style-name="T12">armament.</text:span><text:span text:style-name="T23">id </text:span><text:span text:style-name="T12">= armament_part.</text:span><text:span text:style-name="T23">armamentID</text:span><text:line-break/><text:span text:style-name="T23"> <text:s text:c="6"/></text:span><text:span text:style-name="T12">) </text:span><text:span text:style-name="T8">as </text:span><text:span text:style-name="T12">armamentName</text:span><text:line-break/><text:span text:style-name="T8">from </text:span><text:span text:style-name="T12">armament_part</text:span><text:line-break/><text:span text:style-name="T8">where </text:span><text:span text:style-name="T23">partID </text:span><text:span text:style-name="T12">= </text:span><text:span text:style-name="T21"># id частини з шифром 179</text:span><text:line-break/><text:span text:style-name="T21"> <text:s text:c="5"/></text:span><text:span text:style-name="T12">(</text:span><text:span text:style-name="T8">select </text:span><text:span text:style-name="T23">id</text:span><text:line-break/><text:span text:style-name="T23"> <text:s text:c="6"/></text:span><text:span text:style-name="T8">from </text:span><text:span text:style-name="T12">part</text:span><text:line-break/><text:span text:style-name="T12"> <text:s text:c="6"/></text:span><text:span text:style-name="T8">where </text:span><text:span text:style-name="T23">partCypher </text:span><text:span text:style-name="T12">= </text:span><text:span text:style-name="T15">179</text:span><text:span text:style-name="T12">)</text:span><text:span text:style-name="T8">;</text:span><text:line-break/><text:line-break/><text:line-break/><text:span text:style-name="T21"># 23 інформація про зброю шифру, старшого за 130</text:span><text:line-break/><text:span text:style-name="T8">select </text:span><text:span text:style-name="T29">*</text:span><text:line-break/><text:span text:style-name="T8">from </text:span><text:span text:style-name="T12">armament_part</text:span><text:line-break/><text:span text:style-name="T8">where </text:span><text:span text:style-name="T12">(</text:span><text:span text:style-name="T8">select </text:span><text:span text:style-name="T23">id</text:span><text:line-break/><text:span text:style-name="T23"> <text:s text:c="6"/></text:span><text:span text:style-name="T8">from </text:span><text:span text:style-name="T12">part</text:span><text:line-break/><text:span text:style-name="T12"> <text:s text:c="6"/></text:span><text:span text:style-name="T8">where </text:span><text:span text:style-name="T23">partCypher </text:span><text:span text:style-name="T12">&gt; </text:span><text:span text:style-name="T15">130</text:span><text:span text:style-name="T12">) = </text:span><text:span text:style-name="T23">partID</text:span><text:span text:style-name="T8">;</text:span><text:line-break/><text:soft-page-break/><text:line-break/><text:line-break/><text:span text:style-name="T21"># 24. рота з датою формування такою ж, як у однієї з дивізій</text:span><text:line-break/><text:span text:style-name="T8">select </text:span><text:span text:style-name="T29">*</text:span><text:line-break/><text:span text:style-name="T8">from </text:span><text:span text:style-name="T12">squadron</text:span><text:line-break/><text:span text:style-name="T8">where </text:span><text:span text:style-name="T23">dateForming </text:span><text:span text:style-name="T8">in </text:span><text:span text:style-name="T12">(</text:span><text:span text:style-name="T8">select </text:span><text:span text:style-name="T23">dateForming </text:span><text:span text:style-name="T8">from </text:span><text:span text:style-name="T12">division)</text:span><text:span text:style-name="T8">;</text:span><text:line-break/><text:line-break/><text:line-break/><text:span text:style-name="T21"># 25. надмножина для дивізій</text:span><text:line-break/><text:span text:style-name="T8">select </text:span><text:span text:style-name="T29">*</text:span><text:line-break/><text:span text:style-name="T8">from </text:span><text:span text:style-name="T12">army</text:span><text:line-break/><text:span text:style-name="T8">where </text:span><text:span text:style-name="T23">maxQuantity </text:span><text:span text:style-name="T12">&gt; </text:span><text:span text:style-name="T8">ALL</text:span><text:span text:style-name="T12">(</text:span><text:span text:style-name="T8">select </text:span><text:span text:style-name="T23">maxQuantity </text:span><text:span text:style-name="T8">from </text:span><text:span text:style-name="T12">division)</text:span><text:span text:style-name="T8">;</text:span><text:line-break/><text:line-break/><text:line-break/><text:span text:style-name="T21"># 26. військове озброєння зі швидкістю, більшою за коефіцієнт</text:span><text:line-break/><text:span text:style-name="T8">select </text:span><text:span text:style-name="T29">*</text:span><text:line-break/><text:span text:style-name="T8">from </text:span><text:span text:style-name="T12">militaryEquipment</text:span><text:line-break/><text:span text:style-name="T8">where </text:span><text:span text:style-name="T23">speed </text:span><text:span text:style-name="T12">&gt; </text:span><text:span text:style-name="T8">ANY</text:span><text:span text:style-name="T12">(</text:span><text:span text:style-name="T8">select </text:span><text:span text:style-name="T23">damage </text:span><text:span text:style-name="T12">/ </text:span><text:span text:style-name="T23">weight </text:span><text:span text:style-name="T8">from </text:span><text:span text:style-name="T12">armament)</text:span><text:span text:style-name="T8">;</text:span><text:line-break/><text:line-break/><text:line-break/><text:span text:style-name="T21"># 27. збільнення максимальної численності дивізії, якщо її поточна численність перевищує найбільшу серед усіх округів</text:span><text:line-break/><text:span text:style-name="T8">update </text:span><text:span text:style-name="T12">division</text:span><text:line-break/><text:span text:style-name="T8">set </text:span><text:span text:style-name="T23">maxQuantity </text:span><text:span text:style-name="T12">= </text:span><text:span text:style-name="T23">maxQuantity </text:span><text:span text:style-name="T12">+ </text:span><text:span text:style-name="T15">200</text:span><text:line-break/><text:span text:style-name="T8">where </text:span><text:span text:style-name="T23">maxQuantity </text:span><text:span text:style-name="T12">&gt; (</text:span><text:span text:style-name="T8">select </text:span><text:span text:style-name="T29">MAX</text:span><text:span text:style-name="T12">(</text:span><text:span text:style-name="T23">maxQuantity</text:span><text:span text:style-name="T12">) </text:span><text:span text:style-name="T8">from </text:span><text:span text:style-name="T12">district)</text:span><text:span text:style-name="T8">;</text:span><text:line-break/><text:line-break/><text:line-break/><text:span text:style-name="T21"># 28. видалення відділень, що не мають закріпленого за ними взводу</text:span><text:line-break/><text:span text:style-name="T8">delete from </text:span><text:span text:style-name="T12">department</text:span><text:line-break/><text:span text:style-name="T8">where </text:span><text:span text:style-name="T23">platoonID </text:span><text:span text:style-name="T8">not in </text:span><text:span text:style-name="T12">(</text:span><text:span text:style-name="T8">select </text:span><text:span text:style-name="T23">id </text:span><text:span text:style-name="T8">from </text:span><text:span text:style-name="T12">platoon)</text:span><text:span text:style-name="T8">;</text:span><text:line-break/><text:line-break/><text:line-break/><text:span text:style-name="T21"># 29. усе озброєння частини комбіновано за прикріпленим округом</text:span><text:line-break/><text:span text:style-name="T8">select </text:span><text:span text:style-name="T12">(</text:span><text:span text:style-name="T8">select </text:span><text:span text:style-name="T23">name</text:span><text:line-break/><text:span text:style-name="T23"> <text:s text:c="7"/></text:span><text:span text:style-name="T8">from </text:span><text:span text:style-name="T12">armament</text:span><text:line-break/><text:span text:style-name="T12"> <text:s text:c="7"/></text:span><text:span text:style-name="T8">where </text:span><text:span text:style-name="T12">armament.</text:span><text:span text:style-name="T23">id </text:span><text:span text:style-name="T12">= armament_part.</text:span><text:span text:style-name="T23">armamentID</text:span><text:line-break/><text:span text:style-name="T23"> <text:s text:c="6"/></text:span><text:span text:style-name="T12">) </text:span><text:span text:style-name="T8">as </text:span><text:span text:style-name="T12">armamentName</text:span><text:line-break/><text:span text:style-name="T8">from </text:span><text:span text:style-name="T12">armament_part</text:span><text:line-break/><text:span text:style-name="T8">where </text:span><text:span text:style-name="T23">partID </text:span><text:span text:style-name="T12">= </text:span><text:span text:style-name="T21"># id частини з шифром 179</text:span><text:line-break/><text:span text:style-name="T21"> <text:s text:c="5"/></text:span><text:span text:style-name="T12">(</text:span><text:span text:style-name="T8">select </text:span><text:span text:style-name="T23">id</text:span><text:line-break/><text:span text:style-name="T23"> <text:s text:c="6"/></text:span><text:span text:style-name="T8">from </text:span><text:span text:style-name="T12">part</text:span><text:line-break/><text:span text:style-name="T12"> <text:s text:c="6"/></text:span><text:span text:style-name="T8">where </text:span><text:span text:style-name="T23">partCypher </text:span><text:span text:style-name="T12">= (</text:span><text:span text:style-name="T8">select </text:span><text:span text:style-name="T23">partCypher</text:span><text:line-break/><text:span text:style-name="T23"> <text:s text:c="26"/></text:span><text:span text:style-name="T8">from </text:span><text:span text:style-name="T12">part</text:span><text:line-break/><text:span text:style-name="T12"> <text:s text:c="26"/></text:span><text:span text:style-name="T8">where </text:span><text:span text:style-name="T23">districtID </text:span><text:span text:style-name="T12">= </text:span><text:span text:style-name="T15">5</text:span><text:span text:style-name="T12">))</text:span><text:span text:style-name="T8">;</text:span><text:line-break/><text:line-break/><text:line-break/><text:span text:style-name="T21"># 30. рота, якщо існує рядок, такий що дата формування дивізії збігається з датою формування роти</text:span><text:line-break/><text:span text:style-name="T8">select </text:span><text:span text:style-name="T29">*</text:span><text:line-break/><text:span text:style-name="T8">from </text:span><text:span text:style-name="T12">squadron</text:span><text:line-break/><text:span text:style-name="T8">where </text:span><text:span text:style-name="T29">exists</text:span><text:span text:style-name="T12">(</text:span><text:span text:style-name="T8">select </text:span><text:span text:style-name="T23">dateForming</text:span><text:line-break/><text:span text:style-name="T23"> <text:s text:c="12"/></text:span><text:span text:style-name="T8">from </text:span><text:span text:style-name="T12">division</text:span><text:line-break/><text:span text:style-name="T12"> <text:s text:c="12"/></text:span><text:span text:style-name="T8">where </text:span><text:span text:style-name="T12">division.</text:span><text:span text:style-name="T23">dateForming </text:span><text:span text:style-name="T12">= squadron.</text:span><text:span text:style-name="T23">dateForming</text:span><text:span text:style-name="T12">)</text:span><text:span text:style-name="T8">;</text:span></text:p>
      <text:p text:style-name="P24"><text:soft-page-break/><text:span text:style-name="T8"/></text:p>
      <text:p text:style-name="P24"><text:span text:style-name="T21"># 31. об'єдання таблиць</text:span><text:line-break/><text:span text:style-name="T8">SELECT </text:span><text:span text:style-name="T29">*</text:span><text:line-break/><text:span text:style-name="T8">FROM </text:span><text:span text:style-name="T12">part</text:span><text:span text:style-name="T8">,</text:span><text:line-break/><text:span text:style-name="T8"> <text:s text:c="4"/></text:span><text:span text:style-name="T12">armament</text:span><text:span text:style-name="T8">,</text:span><text:line-break/><text:span text:style-name="T8"> <text:s text:c="4"/></text:span><text:span text:style-name="T12">militaryEquipment</text:span><text:span text:style-name="T8">;</text:span><text:line-break/><text:line-break/><text:line-break/><text:span text:style-name="T21"># 32. об'єдання таблиць, якщо виконуться умова рівностей id</text:span><text:line-break/><text:span text:style-name="T8">SELECT </text:span><text:span text:style-name="T29">*</text:span><text:line-break/><text:span text:style-name="T8">FROM </text:span><text:span text:style-name="T12">part</text:span><text:span text:style-name="T8">,</text:span><text:line-break/><text:span text:style-name="T8"> <text:s text:c="4"/></text:span><text:span text:style-name="T12">armament</text:span><text:span text:style-name="T8">,</text:span><text:line-break/><text:span text:style-name="T8"> <text:s text:c="4"/></text:span><text:span text:style-name="T12">militaryEquipment</text:span><text:line-break/><text:span text:style-name="T8">where </text:span><text:span text:style-name="T12">part.</text:span><text:span text:style-name="T23">id </text:span><text:span text:style-name="T12">= armament.</text:span><text:span text:style-name="T23">id</text:span><text:line-break/><text:span text:style-name="T23"> <text:s/></text:span><text:span text:style-name="T8">and </text:span><text:span text:style-name="T12">part.</text:span><text:span text:style-name="T23">id </text:span><text:span text:style-name="T12">= militaryEquipment.</text:span><text:span text:style-name="T23">id</text:span><text:span text:style-name="T8">;</text:span><text:line-break/><text:line-break/><text:line-break/><text:span text:style-name="T21"># 33. об'єдання таблиць, якщо одне є підмножиною іншого</text:span><text:line-break/><text:span text:style-name="T8">select </text:span><text:span text:style-name="T29">*</text:span><text:line-break/><text:span text:style-name="T8">from </text:span><text:span text:style-name="T12">platoon</text:span><text:span text:style-name="T8">,</text:span><text:line-break/><text:span text:style-name="T8"> <text:s text:c="4"/></text:span><text:span text:style-name="T12">squadron</text:span><text:line-break/><text:span text:style-name="T8">where </text:span><text:span text:style-name="T12">platoon.</text:span><text:span text:style-name="T23">squadronID </text:span><text:span text:style-name="T12">= squadron.</text:span><text:span text:style-name="T23">id</text:span><text:span text:style-name="T8">;</text:span><text:line-break/><text:line-break/><text:line-break/><text:span text:style-name="T21"># 34. відділення з їх командирами</text:span><text:line-break/><text:span text:style-name="T8">select </text:span><text:span text:style-name="T29">*</text:span><text:line-break/><text:span text:style-name="T8">from </text:span><text:span text:style-name="T12">department</text:span><text:line-break/><text:span text:style-name="T12"> <text:s text:c="8"/></text:span><text:span text:style-name="T8">join </text:span><text:span text:style-name="T12">commander c </text:span><text:span text:style-name="T8">on </text:span><text:span text:style-name="T12">c.</text:span><text:span text:style-name="T23">id </text:span><text:span text:style-name="T12">= department.</text:span><text:span text:style-name="T23">commanderID</text:span><text:span text:style-name="T8">;</text:span><text:line-break/><text:line-break/><text:line-break/><text:span text:style-name="T21"># 35. взводи з їх відділеннями</text:span><text:line-break/><text:span text:style-name="T8">select </text:span><text:span text:style-name="T29">*</text:span><text:line-break/><text:span text:style-name="T8">from </text:span><text:span text:style-name="T12">platoon</text:span><text:line-break/><text:span text:style-name="T12"> <text:s text:c="8"/></text:span><text:span text:style-name="T8">left join </text:span><text:span text:style-name="T12">department </text:span><text:span text:style-name="T8">on </text:span><text:span text:style-name="T12">platoon.</text:span><text:span text:style-name="T23">id </text:span><text:span text:style-name="T12">= department.</text:span><text:span text:style-name="T23">platoonID</text:span><text:span text:style-name="T8">;</text:span><text:line-break/><text:line-break/><text:line-break/><text:span text:style-name="T21"># 36. роти з їх взводами та взводи з їх відділеннями</text:span><text:line-break/><text:span text:style-name="T8">select </text:span><text:span text:style-name="T29">*</text:span><text:line-break/><text:span text:style-name="T8">from </text:span><text:span text:style-name="T12">squadron</text:span><text:line-break/><text:span text:style-name="T12"> <text:s text:c="8"/></text:span><text:span text:style-name="T8">join </text:span><text:span text:style-name="T12">platoon p </text:span><text:span text:style-name="T8">on </text:span><text:span text:style-name="T12">squadron.</text:span><text:span text:style-name="T23">id </text:span><text:span text:style-name="T12">= p.</text:span><text:span text:style-name="T23">squadronID</text:span><text:line-break/><text:span text:style-name="T23"> <text:s text:c="8"/></text:span><text:span text:style-name="T8">join </text:span><text:span text:style-name="T12">department d </text:span><text:span text:style-name="T8">on </text:span><text:span text:style-name="T12">p.</text:span><text:span text:style-name="T23">id </text:span><text:span text:style-name="T12">= d.</text:span><text:span text:style-name="T23">platoonID</text:span><text:span text:style-name="T8">;</text:span><text:line-break/><text:line-break/><text:line-break/><text:span text:style-name="T21"># 37. військова бойова техніка та військова зброя</text:span><text:line-break/><text:span text:style-name="T8">select </text:span><text:span text:style-name="T23">EquipmentName</text:span><text:span text:style-name="T8">, </text:span><text:span text:style-name="T23">weight</text:span><text:line-break/><text:span text:style-name="T8">from </text:span><text:span text:style-name="T12">militaryEquipment</text:span><text:line-break/><text:span text:style-name="T8">union</text:span><text:line-break/><text:span text:style-name="T8">select </text:span><text:span text:style-name="T23">name</text:span><text:span text:style-name="T8">, </text:span><text:span text:style-name="T23">weight</text:span><text:line-break/><text:span text:style-name="T8">from </text:span><text:span text:style-name="T12">armament</text:span><text:line-break/><text:span text:style-name="T8">order by </text:span><text:span text:style-name="T23">weight </text:span><text:span text:style-name="T8">desc;</text:span></text:p>
      <text:p text:style-name="P23"><text:span text:style-name="T17"><text:line-break/></text:span></text:p>
      <text:p text:style-name="P21"><text:soft-page-break/><text:span text:style-name="T4"/></text:p>
      <text:p text:style-name="P22"><text:span text:style-name="T30">Висновки</text:span><text:span text:style-name="T31">: </text:span><text:span text:style-name="T32">вивчено</text:span><text:span text:style-name="T31"> команди SQL для створення запитів з використанням підзапитів та з’єднаньстворено бази даних шляхом визначення схеми БД та заповнення її тестовими даними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roman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line-height="0.423cm" fo:text-align="start" style:justify-single-word="false" fo:text-indent="0cm" style:auto-text-indent="false"/>
      <style:text-properties style:language-asian="uk" style:country-asian="UA"/>
    </style:style>
    <style:style style:name="Normal_20__28_Web_29_" style:display-name="Normal (Web)" style:family="paragraph" style:parent-style-name="Standard" style:default-outline-level="">
      <style:paragraph-properties fo:margin-left="0cm" fo:margin-right="0cm" fo:margin-top="0.176cm" fo:margin-bottom="0.176cm" loext:contextual-spacing="false" fo:line-height="0.423cm" fo:text-indent="1cm" style:auto-text-indent="false"/>
      <style:text-properties fo:language="ru" fo:country="RU"/>
    </style:style>
    <style:style style:name="caption" style:family="paragraph" style:parent-style-name="Standard" style:default-outline-level="">
      <style:paragraph-properties fo:margin-left="0cm" fo:margin-right="0cm" fo:margin-top="0cm" fo:margin-bottom="0.353cm" loext:contextual-spacing="false" fo:line-height="0.423cm" fo:text-indent="1.251cm" style:auto-text-indent="false"/>
      <style:text-properties fo:color="#4f81bd" fo:font-size="9pt" fo:font-weight="bold" style:font-size-asian="9pt" style:font-weight-asian="bold"/>
    </style:style>
    <style:style style:name="без_20_номера" style:display-name="без номера" style:family="paragraph" style:parent-style-name="Heading_20_1" style:default-outline-level="">
      <style:paragraph-properties fo:margin-left="0cm" fo:margin-right="0cm" fo:margin-top="0.423cm" fo:margin-bottom="0.212cm" loext:contextual-spacing="false" fo:line-height="0.487cm" fo:text-align="center" style:justify-single-word="false" fo:keep-together="always" fo:text-indent="0cm" style:auto-text-indent="false" fo:keep-with-next="always"/>
      <style:text-properties fo:text-transform="uppercase" style:letter-kerning="true" style:font-name-asian="Arial" style:font-family-asian="Arial" style:font-family-generic-asian="system" style:font-pitch-asian="variable" style:language-asian="ar" style:country-asian="SA" style:font-size-complex="16pt" style:font-weight-complex="bold"/>
    </style:style>
    <style:style style:name="Heading_20_1" style:display-name="Heading 1" style:family="paragraph" style:parent-style-name="Heading" style:class="text"/>
    <style:style style:name="Не_20_нумеревонный_20_первый" style:display-name="Не нумеревонный первый" style:family="paragraph" style:parent-style-name="Standard" style:default-outline-level="">
      <style:paragraph-properties fo:margin-left="0cm" fo:margin-right="0cm" fo:margin-top="0.212cm" fo:margin-bottom="0.212cm" loext:contextual-spacing="false" fo:text-align="center" style:justify-single-word="false" fo:text-indent="0cm" style:auto-text-indent="false"/>
      <style:text-properties fo:text-transform="uppercase" fo:language="ru" fo:country="RU" fo:font-weight="bold" style:font-weight-asian="bold"/>
    </style:style>
    <style:style style:name="Код_20_исх" style:display-name="Код исх" style:family="paragraph" style:parent-style-name="Standard" style:default-outline-level="">
      <style:paragraph-properties fo:margin-left="0cm" fo:margin-right="0cm" fo:line-height="0.423cm" fo:text-align="start" style:justify-single-word="false" fo:text-indent="1.251cm" style:auto-text-indent="false"/>
      <style:text-properties style:font-name="Courier New" fo:font-family="'Courier New'" style:font-family-generic="roman" style:font-pitch="variable" fo:font-size="10pt" style:font-name-asian="Courier New1" style:font-family-asian="'Courier New'" style:font-family-generic-asian="system" style:font-pitch-asian="variable" style:font-size-asian="10pt" style:language-asian="ar" style:country-asian="SA" style:font-size-complex="10pt"/>
    </style:style>
    <style:style style:name="Table_20_of_20_Figures" style:display-name="Table of Figures" style:family="paragraph" style:parent-style-name="Standard" style:default-outline-level="">
      <style:paragraph-properties fo:margin-left="0cm" fo:margin-right="0cm" fo:margin-top="0.423cm" fo:margin-bottom="0.106cm" loext:contextual-spacing="false" fo:text-align="center" style:justify-single-word="false" fo:text-indent="0cm" style:auto-text-indent="false" fo:keep-with-next="always"/>
    </style:style>
    <style:style style:name="Текст_20_таблицы" style:display-name="Текст таблицы" style:family="paragraph" style:parent-style-name="Standard" style:default-outline-level="">
      <style:paragraph-properties fo:margin-left="0cm" fo:margin-right="0cm" fo:text-align="start" style:justify-single-word="false" fo:text-indent="0cm" style:auto-text-indent="false"/>
    </style:style>
    <style:style style:name="Image_20_Caption" style:display-name="Image Caption" style:family="paragraph" style:parent-style-name="caption" style:default-outline-level="">
      <style:paragraph-properties fo:margin-left="0cm" fo:margin-right="0cm" fo:text-align="center" style:justify-single-word="false" fo:keep-together="always" fo:text-indent="1.251cm" style:auto-text-indent="false"/>
      <style:text-properties fo:font-weight="bold" style:font-weight-asian="bold"/>
    </style:style>
    <style:style style:name="ListLabel_20_27" style:display-name="ListLabel 27" style:family="text">
      <style:text-properties style:font-name-asian="Wingdings" style:font-family-asian="Wingdings" style:font-family-generic-asian="system" style:font-pitch-asian="variable"/>
    </style:style>
    <style:style style:name="ListLabel_20_26" style:display-name="ListLabel 26" style:family="text">
      <style:text-properties style:font-name-asian="Courier New1" style:font-family-asian="'Courier New'" style:font-family-generic-asian="system" style:font-pitch-asian="variable"/>
    </style:style>
    <style:style style:name="ListLabel_20_25" style:display-name="ListLabel 25" style:family="text">
      <style:text-properties style:font-name-asian="Symbol" style:font-family-asian="Symbol" style:font-family-generic-asian="system" style:font-pitch-asian="variable"/>
    </style:style>
    <style:style style:name="ListLabel_20_24" style:display-name="ListLabel 24" style:family="text">
      <style:text-properties style:font-name-asian="Wingdings" style:font-family-asian="Wingdings" style:font-family-generic-asian="system" style:font-pitch-asian="variable"/>
    </style:style>
    <style:style style:name="ListLabel_20_23" style:display-name="ListLabel 23" style:family="text">
      <style:text-properties style:font-name-asian="Courier New1" style:font-family-asian="'Courier New'" style:font-family-generic-asian="system" style:font-pitch-asian="variable"/>
    </style:style>
    <style:style style:name="ListLabel_20_22" style:display-name="ListLabel 22" style:family="text">
      <style:text-properties style:font-name-asian="Symbol" style:font-family-asian="Symbol" style:font-family-generic-asian="system" style:font-pitch-asian="variable"/>
    </style:style>
    <style:style style:name="ListLabel_20_21" style:display-name="ListLabel 21" style:family="text">
      <style:text-properties style:font-name-asian="Wingdings" style:font-family-asian="Wingdings" style:font-family-generic-asian="system" style:font-pitch-asian="variable"/>
    </style:style>
    <style:style style:name="ListLabel_20_20" style:display-name="ListLabel 20" style:family="text">
      <style:text-properties style:font-name-asian="Courier New1" style:font-family-asian="'Courier New'" style:font-family-generic-asian="system" style:font-pitch-asian="variable"/>
    </style:style>
    <style:style style:name="ListLabel_20_19" style:display-name="ListLabel 19" style:family="text">
      <style:text-properties style:font-name-asian="Symbol" style:font-family-asian="Symbol" style:font-family-generic-asian="system" style:font-pitch-asian="variable"/>
    </style:style>
    <style:style style:name="ListLabel_20_18" style:display-name="ListLabel 18" style:family="text">
      <style:text-properties style:font-name-asian="Wingdings" style:font-family-asian="Wingdings" style:font-family-generic-asian="system" style:font-pitch-asian="variable"/>
    </style:style>
    <style:style style:name="ListLabel_20_17" style:display-name="ListLabel 17" style:family="text">
      <style:text-properties style:font-name-asian="Courier New1" style:font-family-asian="'Courier New'" style:font-family-generic-asian="system" style:font-pitch-asian="variable"/>
    </style:style>
    <style:style style:name="ListLabel_20_16" style:display-name="ListLabel 16" style:family="text">
      <style:text-properties style:font-name-asian="Symbol" style:font-family-asian="Symbol" style:font-family-generic-asian="system" style:font-pitch-asian="variable"/>
    </style:style>
    <style:style style:name="ListLabel_20_15" style:display-name="ListLabel 15" style:family="text">
      <style:text-properties style:font-name-asian="Wingdings" style:font-family-asian="Wingdings" style:font-family-generic-asian="system" style:font-pitch-asian="variable"/>
    </style:style>
    <style:style style:name="ListLabel_20_14" style:display-name="ListLabel 14" style:family="text">
      <style:text-properties style:font-name-asian="Courier New1" style:font-family-asian="'Courier New'" style:font-family-generic-asian="system" style:font-pitch-asian="variable"/>
    </style:style>
    <style:style style:name="ListLabel_20_13" style:display-name="ListLabel 13" style:family="text">
      <style:text-properties style:font-name-asian="Symbol" style:font-family-asian="Symbol" style:font-family-generic-asian="system" style:font-pitch-asian="variable"/>
    </style:style>
    <style:style style:name="ListLabel_20_12" style:display-name="ListLabel 12" style:family="text">
      <style:text-properties style:font-name-asian="Wingdings" style:font-family-asian="Wingdings" style:font-family-generic-asian="system" style:font-pitch-asian="variable"/>
    </style:style>
    <style:style style:name="ListLabel_20_11" style:display-name="ListLabel 11" style:family="text">
      <style:text-properties style:font-name-asian="Courier New1" style:font-family-asian="'Courier New'" style:font-family-generic-asian="system" style:font-pitch-asian="variable"/>
    </style:style>
    <style:style style:name="ListLabel_20_10" style:display-name="ListLabel 10" style:family="text">
      <style:text-properties style:font-name-asian="Symbol" style:font-family-asian="Symbol" style:font-family-generic-asian="system" style:font-pitch-asian="variable"/>
    </style:style>
    <style:style style:name="ListLabel_20_9" style:display-name="ListLabel 9" style:family="text">
      <style:text-properties style:font-name-asian="Wingdings" style:font-family-asian="Wingdings" style:font-family-generic-asian="system" style:font-pitch-asian="variable"/>
    </style:style>
    <style:style style:name="ListLabel_20_8" style:display-name="ListLabel 8" style:family="text">
      <style:text-properties style:font-name-asian="Courier New1" style:font-family-asian="'Courier New'" style:font-family-generic-asian="system" style:font-pitch-asian="variable"/>
    </style:style>
    <style:style style:name="ListLabel_20_7" style:display-name="ListLabel 7" style:family="text">
      <style:text-properties style:font-name-asian="Symbol" style:font-family-asian="Symbol" style:font-family-generic-asian="system" style:font-pitch-asian="variable"/>
    </style:style>
    <style:style style:name="ListLabel_20_6" style:display-name="ListLabel 6" style:family="text">
      <style:text-properties style:font-name-asian="Wingdings" style:font-family-asian="Wingdings" style:font-family-generic-asian="system" style:font-pitch-asian="variable"/>
    </style:style>
    <style:style style:name="ListLabel_20_5" style:display-name="ListLabel 5" style:family="text">
      <style:text-properties style:font-name-asian="Courier New1" style:font-family-asian="'Courier New'" style:font-family-generic-asian="system" style:font-pitch-asian="variable"/>
    </style:style>
    <style:style style:name="ListLabel_20_4" style:display-name="ListLabel 4" style:family="text">
      <style:text-properties style:font-name-asian="Symbol" style:font-family-asian="Symbol" style:font-family-generic-asian="system" style:font-pitch-asian="variable"/>
    </style:style>
    <style:style style:name="ListLabel_20_3" style:display-name="ListLabel 3" style:family="text">
      <style:text-properties style:font-name-asian="Wingdings" style:font-family-asian="Wingdings" style:font-family-generic-asian="system" style:font-pitch-asian="variable"/>
    </style:style>
    <style:style style:name="ListLabel_20_2" style:display-name="ListLabel 2" style:family="text">
      <style:text-properties style:font-name-asian="Courier New1" style:font-family-asian="'Courier New'" style:font-family-generic-asian="system" style:font-pitch-asian="variable"/>
    </style:style>
    <style:style style:name="ListLabel_20_1" style:display-name="ListLabel 1" style:family="text">
      <style:text-properties style:font-name-asian="Symbol" style:font-family-asian="Symbol" style:font-family-generic-asian="system" style:font-pitch-asian="variable"/>
    </style:style>
    <style:style style:name="wrap" style:family="text"/>
    <style:style style:name="mw-headline" style:family="text"/>
    <style:style style:name="Нижний_20_колонтитул_20_Знак" style:display-name="Нижний колонтитул Знак" style:family="text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/>
    </style:style>
    <style:style style:name="page_20_number" style:display-name="page number" style:family="text"/>
    <style:style style:name="Заголовок_20_3_20_Знак" style:display-name="Заголовок 3 Знак" style:family="text">
      <style:text-properties style:font-name="Times New Roman" fo:font-family="'Times New Roman'" style:font-family-generic="roman" style:font-pitch="variable" fo:font-size="14pt" style:font-name-asian="Arial" style:font-family-asian="Arial" style:font-family-generic-asian="system" style:font-pitch-asian="variable" style:font-size-asian="14pt" style:font-size-complex="14pt"/>
    </style:style>
    <style:style style:name="Заголовок_20_2_20_Знак" style:display-name="Заголовок 2 Знак" style:family="text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font-size-complex="16pt"/>
    </style:style>
    <style:style style:name="Заголовок_20_1_20_Знак" style:display-name="Заголовок 1 Знак" style:family="text">
      <style:text-properties fo:text-transform="uppercase" style:font-name="Times New Roman" fo:font-family="'Times New Roman'" style:font-family-generic="roman" style:font-pitch="variable" fo:font-size="14pt" style:letter-kerning="true" style:font-name-asian="Arial" style:font-family-asian="Arial" style:font-family-generic-asian="system" style:font-pitch-asian="variable" style:font-size-asian="14pt" style:font-size-complex="16pt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51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2-19T15:57:40.514333216</dc:date>
    <meta:editing-duration>PT59M41S</meta:editing-duration>
    <meta:editing-cycles>4</meta:editing-cycles>
    <meta:generator>LibreOffice/6.4.6.2$Linux_X86_64 LibreOffice_project/40$Build-2</meta:generator>
    <meta:document-statistic meta:table-count="0" meta:image-count="0" meta:object-count="0" meta:page-count="8" meta:paragraph-count="47" meta:word-count="1129" meta:character-count="8286" meta:non-whitespace-character-count="6814"/>
  </office:meta>
</office:document-meta>
</file>